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xer1 - c++" table:style-name="ta1">
        <table:shapes>
          <draw:frame draw:z-index="0" draw:style-name="gr1" draw:text-style-name="P1" svg:width="11.045cm" svg:height="8.074cm" svg:x="1.045cm" svg:y="5.047cm">
            <draw:object draw:notify-on-update-of-ranges="'exer1 - c++'.A2:'exer1 - c++'.A8 'exer1 - c++'.B1:'exer1 - c++'.B1 'exer1 - c++'.B2:'exer1 - c++'.B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3.492cm" svg:height="8.419cm" svg:x="30.483cm" svg:y="4.942cm">
            <draw:object draw:notify-on-update-of-ranges="'exer1 - c++'.A2:'exer1 - c++'.A8 'exer1 - c++'.C1:'exer1 - c++'.C1 'exer1 - c++'.C2:'exer1 - c++'.C8 'exer1 - c++'.D1:'exer1 - c++'.D1 'exer1 - c++'.D2:'exer1 - c++'.D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4.768cm" svg:height="9.111cm" svg:x="13.256cm" svg:y="5.073cm">
            <draw:object draw:notify-on-update-of-ranges="'exer1 - c++'.M2:'exer1 - c++'.M8 'exer1 - c++'.K2:'exer1 - c++'.K2 'exer1 - c++'.B2:'exer1 - c++'.B8 'exer1 - c++'.K3:'exer1 - c++'.K3 'exer1 - c++'.N2:'exer1 - c++'.N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10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2</text:p>
          </table:table-cell>
          <table:table-cell table:number-columns-repeated="8"/>
          <table:table-cell office:value-type="string" calcext:value-type="string">
            <text:p>Size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24477" calcext:value-type="float">
            <text:p>0,24477</text:p>
          </table:table-cell>
          <table:table-cell office:value-type="float" office:value="244806664" calcext:value-type="float">
            <text:p>244806664</text:p>
          </table:table-cell>
          <table:table-cell office:value-type="float" office:value="42692166" calcext:value-type="float">
            <text:p>42692166</text:p>
          </table:table-cell>
          <table:table-cell table:number-columns-repeated="6"/>
          <table:table-cell office:value-type="string" calcext:value-type="string">
            <text:p>C++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0.261" calcext:value-type="float">
            <text:p>0,26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64234" calcext:value-type="float">
            <text:p>1,64234</text:p>
          </table:table-cell>
          <table:table-cell office:value-type="float" office:value="1224650781" calcext:value-type="float">
            <text:p>1224650781</text:p>
          </table:table-cell>
          <table:table-cell office:value-type="float" office:value="256217363" calcext:value-type="float">
            <text:p>256217363</text:p>
          </table:table-cell>
          <table:table-cell table:number-columns-repeated="6"/>
          <table:table-cell office:value-type="string" calcext:value-type="string">
            <text:p>Java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.179" calcext:value-type="float">
            <text:p>2,17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4.74684" calcext:value-type="float">
            <text:p>4,74684</text:p>
          </table:table-cell>
          <table:table-cell office:value-type="float" office:value="3520341095" calcext:value-type="float">
            <text:p>3520341095</text:p>
          </table:table-cell>
          <table:table-cell office:value-type="float" office:value="1700444516" calcext:value-type="float">
            <text:p>1700444516</text:p>
          </table:table-cell>
          <table:table-cell table:number-columns-repeated="8"/>
          <table:table-cell office:value-type="float" office:value="1400" calcext:value-type="float">
            <text:p>1400</text:p>
          </table:table-cell>
          <table:table-cell office:value-type="float" office:value="5.568" calcext:value-type="float">
            <text:p>5,56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2.386" calcext:value-type="float">
            <text:p>22,386</text:p>
          </table:table-cell>
          <table:table-cell office:value-type="float" office:value="9059253458" calcext:value-type="float">
            <text:p>9059253458</text:p>
          </table:table-cell>
          <table:table-cell office:value-type="float" office:value="8873232145" calcext:value-type="float">
            <text:p>8873232145</text:p>
          </table:table-cell>
          <table:table-cell table:number-columns-repeated="8"/>
          <table:table-cell office:value-type="float" office:value="1800" calcext:value-type="float">
            <text:p>1800</text:p>
          </table:table-cell>
          <table:table-cell office:value-type="float" office:value="23.187" calcext:value-type="float">
            <text:p>23,187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48.3412" calcext:value-type="float">
            <text:p>48,3412</text:p>
          </table:table-cell>
          <table:table-cell office:value-type="float" office:value="17644124045" calcext:value-type="float">
            <text:p>17644124045</text:p>
          </table:table-cell>
          <table:table-cell office:value-type="float" office:value="25375241449" calcext:value-type="float">
            <text:p>25375241449</text:p>
          </table:table-cell>
          <table:table-cell table:number-columns-repeated="8"/>
          <table:table-cell office:value-type="float" office:value="2200" calcext:value-type="float">
            <text:p>2200</text:p>
          </table:table-cell>
          <table:table-cell office:value-type="float" office:value="48.726" calcext:value-type="float">
            <text:p>48,726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86.2234" calcext:value-type="float">
            <text:p>86,2234</text:p>
          </table:table-cell>
          <table:table-cell office:value-type="float" office:value="30912266518" calcext:value-type="float">
            <text:p>30912266518</text:p>
          </table:table-cell>
          <table:table-cell office:value-type="float" office:value="52844144647" calcext:value-type="float">
            <text:p>52844144647</text:p>
          </table:table-cell>
          <table:table-cell table:number-columns-repeated="8"/>
          <table:table-cell office:value-type="float" office:value="2600" calcext:value-type="float">
            <text:p>2600</text:p>
          </table:table-cell>
          <table:table-cell office:value-type="float" office:value="86.293" calcext:value-type="float">
            <text:p>86,29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43.751" calcext:value-type="float">
            <text:p>143,751</text:p>
          </table:table-cell>
          <table:table-cell office:value-type="float" office:value="50317568625" calcext:value-type="float">
            <text:p>50317568625</text:p>
          </table:table-cell>
          <table:table-cell office:value-type="float" office:value="97470458573" calcext:value-type="float">
            <text:p>97470458573</text:p>
          </table:table-cell>
          <table:table-cell table:number-columns-repeated="8"/>
          <table:table-cell office:value-type="float" office:value="3000" calcext:value-type="float">
            <text:p>3000</text:p>
          </table:table-cell>
          <table:table-cell office:value-type="float" office:value="140.909" calcext:value-type="float">
            <text:p>140,909</text:p>
          </table:table-cell>
        </table:table-row>
      </table:table>
      <table:table table:name="exerc2.1 - c++" table:style-name="ta1">
        <table:shapes>
          <draw:frame draw:z-index="0" draw:style-name="gr1" draw:text-style-name="P1" svg:width="15.997cm" svg:height="9.005cm" svg:x="13.877cm" svg:y="1.009cm">
            <draw:object draw:notify-on-update-of-ranges="'exerc2.1 - c++'.B3:'exerc2.1 - c++'.B9 'exerc2.1 - c++'.A3:'exerc2.1 - c++'.A3 'exerc2.1 - c++'.C3:'exerc2.1 - c++'.C9 'exerc2.1 - c++'.A11:'exerc2.1 - c++'.A11 'exerc2.1 - c++'.C11:'exerc2.1 - c++'.C1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4" table:default-cell-style-name="Default"/>
        <table:table-column table:style-name="co4" table:number-columns-repeated="2" table:default-cell-style-name="ce1"/>
        <table:table-column table:style-name="co4" table:number-columns-repeated="2" table:default-cell-style-name="Default"/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Siz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2</text:p>
          </table:table-cell>
        </table:table-row>
        <table:table-row table:style-name="ro1">
          <table:table-cell table:style-name="ce1" office:value-type="string" calcext:value-type="string">
            <text:p>C++</text:p>
          </table:table-cell>
          <table:table-cell office:value-type="float" office:value="600" calcext:value-type="float">
            <text:p>600</text:p>
          </table:table-cell>
          <table:table-cell office:value-type="float" office:value="0.118653" calcext:value-type="float">
            <text:p>0,118653</text:p>
          </table:table-cell>
          <table:table-cell table:style-name="ce1" office:value-type="float" office:value="27109212" calcext:value-type="float">
            <text:p>27109212</text:p>
          </table:table-cell>
          <table:table-cell table:style-name="ce1" office:value-type="float" office:value="56647726" calcext:value-type="float">
            <text:p>56647726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645767" calcext:value-type="float">
            <text:p>0,645767</text:p>
          </table:table-cell>
          <table:table-cell table:style-name="ce1" office:value-type="float" office:value="125729167" calcext:value-type="float">
            <text:p>125729167</text:p>
          </table:table-cell>
          <table:table-cell table:style-name="ce1" office:value-type="float" office:value="257837400" calcext:value-type="float">
            <text:p>257837400</text:p>
          </table:table-cell>
        </table:table-row>
        <table:table-row table:style-name="ro1">
          <table:table-cell/>
          <table:table-cell office:value-type="float" office:value="1400" calcext:value-type="float">
            <text:p>1400</text:p>
          </table:table-cell>
          <table:table-cell office:value-type="float" office:value="1.81505" calcext:value-type="float">
            <text:p>1,81505</text:p>
          </table:table-cell>
          <table:table-cell table:style-name="ce1" office:value-type="float" office:value="346028960" calcext:value-type="float">
            <text:p>346028960</text:p>
          </table:table-cell>
          <table:table-cell table:style-name="ce1" office:value-type="float" office:value="700519840" calcext:value-type="float">
            <text:p>700519840</text:p>
          </table:table-cell>
        </table:table-row>
        <table:table-row table:style-name="ro1">
          <table:table-cell/>
          <table:table-cell office:value-type="float" office:value="1800" calcext:value-type="float">
            <text:p>1800</text:p>
          </table:table-cell>
          <table:table-cell office:value-type="float" office:value="3.88589" calcext:value-type="float">
            <text:p>3,88589</text:p>
          </table:table-cell>
          <table:table-cell table:style-name="ce1" office:value-type="float" office:value="745244062" calcext:value-type="float">
            <text:p>745244062</text:p>
          </table:table-cell>
          <table:table-cell table:style-name="ce1" office:value-type="float" office:value="1496961085" calcext:value-type="float">
            <text:p>1496961085</text:p>
          </table:table-cell>
        </table:table-row>
        <table:table-row table:style-name="ro1">
          <table:table-cell/>
          <table:table-cell office:value-type="float" office:value="2200" calcext:value-type="float">
            <text:p>2200</text:p>
          </table:table-cell>
          <table:table-cell office:value-type="float" office:value="7.23302" calcext:value-type="float">
            <text:p>7,23302</text:p>
          </table:table-cell>
          <table:table-cell table:style-name="ce1" office:value-type="float" office:value="2077942527" calcext:value-type="float">
            <text:p>2077942527</text:p>
          </table:table-cell>
          <table:table-cell table:style-name="ce1" office:value-type="float" office:value="2733410635" calcext:value-type="float">
            <text:p>2733410635</text:p>
          </table:table-cell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office:value-type="float" office:value="12.2297" calcext:value-type="float">
            <text:p>12,2297</text:p>
          </table:table-cell>
          <table:table-cell table:style-name="ce1" office:value-type="float" office:value="4412815940" calcext:value-type="float">
            <text:p>4412815940</text:p>
          </table:table-cell>
          <table:table-cell table:style-name="ce1" office:value-type="float" office:value="4528115554" calcext:value-type="float">
            <text:p>4528115554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18.7943" calcext:value-type="float">
            <text:p>18,7943</text:p>
          </table:table-cell>
          <table:table-cell table:style-name="ce1" office:value-type="float" office:value="6779524738" calcext:value-type="float">
            <text:p>6779524738</text:p>
          </table:table-cell>
          <table:table-cell table:style-name="ce1" office:value-type="float" office:value="6953583334" calcext:value-type="float">
            <text:p>6953583334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Java</text:p>
          </table:table-cell>
          <table:table-cell office:value-type="float" office:value="600" calcext:value-type="float">
            <text:p>600</text:p>
          </table:table-cell>
          <table:table-cell office:value-type="float" office:value="0.162" calcext:value-type="float">
            <text:p>0,16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886" calcext:value-type="float">
            <text:p>0,8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00" calcext:value-type="float">
            <text:p>1400</text:p>
          </table:table-cell>
          <table:table-cell office:value-type="float" office:value="2.331" calcext:value-type="float">
            <text:p>2,3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00" calcext:value-type="float">
            <text:p>1800</text:p>
          </table:table-cell>
          <table:table-cell office:value-type="float" office:value="6.987" calcext:value-type="float">
            <text:p>6,98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00" calcext:value-type="float">
            <text:p>2200</text:p>
          </table:table-cell>
          <table:table-cell office:value-type="float" office:value="12.716" calcext:value-type="float">
            <text:p>12,7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office:value-type="float" office:value="20.915" calcext:value-type="float">
            <text:p>20,9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32.138" calcext:value-type="float">
            <text:p>32,138</text:p>
          </table:table-cell>
          <table:table-cell table:number-columns-repeated="2"/>
        </table:table-row>
      </table:table>
      <table:table table:name="exerc2_2 - c++" table:style-name="ta1">
        <table:shapes>
          <draw:frame draw:z-index="0" draw:style-name="gr1" draw:text-style-name="P1" svg:width="15.999cm" svg:height="8.999cm" svg:x="0.817cm" svg:y="3.049cm">
            <draw:object draw:notify-on-update-of-ranges="'exerc2_2 - c++'.A2:'exerc2_2 - c++'.A5 'exerc2_2 - c++'.B1:'exerc2_2 - c++'.B1 'exerc2_2 - c++'.B2:'exerc2_2 - c++'.B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5.997cm" svg:height="9.005cm" svg:x="0.991cm" svg:y="12.723cm">
            <draw:object draw:notify-on-update-of-ranges="'exerc2_2 - c++'.A2:'exerc2_2 - c++'.A5 'exerc2_2 - c++'.C1:'exerc2_2 - c++'.C1 'exerc2_2 - c++'.C2:'exerc2_2 - c++'.C5 'exerc2_2 - c++'.D1:'exerc2_2 - c++'.D1 'exerc2_2 - c++'.D2:'exerc2_2 - c++'.D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8.592" calcext:value-type="float">
            <text:p>48,592</text:p>
          </table:table-cell>
          <table:table-cell office:value-type="float" office:value="17706558510" calcext:value-type="float">
            <text:p>17706558510</text:p>
          </table:table-cell>
          <table:table-cell office:value-type="float" office:value="17334730364" calcext:value-type="float">
            <text:p>17334730364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164.263" calcext:value-type="float">
            <text:p>164,263</text:p>
          </table:table-cell>
          <table:table-cell office:value-type="float" office:value="59730941193" calcext:value-type="float">
            <text:p>59730941193</text:p>
          </table:table-cell>
          <table:table-cell office:value-type="float" office:value="58586319984" calcext:value-type="float">
            <text:p>58586319984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91.563" calcext:value-type="float">
            <text:p>391,563</text:p>
          </table:table-cell>
          <table:table-cell office:value-type="float" office:value="141493834397" calcext:value-type="float">
            <text:p>141493834397</text:p>
          </table:table-cell>
          <table:table-cell office:value-type="float" office:value="141056388335" calcext:value-type="float">
            <text:p>141056388335</text:p>
          </table:table-cell>
        </table:table-row>
        <table:table-row table:style-name="ro1">
          <table:table-cell office:value-type="float" office:value="10240" calcext:value-type="float">
            <text:p>10240</text:p>
          </table:table-cell>
          <table:table-cell office:value-type="float" office:value="765.795" calcext:value-type="float">
            <text:p>765,795</text:p>
          </table:table-cell>
          <table:table-cell office:value-type="float" office:value="276062704903" calcext:value-type="float">
            <text:p>276062704903</text:p>
          </table:table-cell>
          <table:table-cell office:value-type="float" office:value="296076335537" calcext:value-type="float">
            <text:p>2960763355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7">00-00-0000</text:date>, <text:time style:data-style-name="N2" text:time-value="14:47:24.2452965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07T14:57:20.199506831</dc:date>
    <meta:editing-duration>PT1H9M</meta:editing-duration>
    <meta:editing-cycles>10</meta:editing-cycles>
    <meta:generator>LibreOffice/6.4.6.2$Linux_X86_64 LibreOffice_project/40$Build-2</meta:generator>
    <meta:document-statistic meta:table-count="3" meta:cell-count="118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046cm" svg:height="8.075cm" xlink:href=".." xlink:type="simple" chart:class="chart:line" chart:style-name="ch1">
        <chart:title svg:x="1.273cm" svg:y="0.297cm" chart:style-name="ch2">
          <text:p>Algoritmo de multiplicação standard - C++</text:p>
        </chart:title>
        <chart:subtitle svg:x="2.847cm" svg:y="1.237cm" chart:style-name="ch3">
          <text:p>Tempo em função do tamanho</text:p>
        </chart:subtitle>
        <chart:plot-area chart:style-name="ch4" table:cell-range-address="'exer1 - c++'.A1:'exer1 - c++'.B8" chart:data-source-has-labels="both" svg:x="1.231cm" svg:y="2.081cm" svg:width="9.595cm" svg:height="4.852cm">
          <chartooo:coordinate-region svg:x="1.852cm" svg:y="2.28cm" svg:width="8.416cm" svg:height="4.006cm"/>
          <chart:axis chart:dimension="x" chart:name="primary-x" chart:style-name="ch5" chartooo:axis-type="auto">
            <chartooo:date-scale/>
            <chart:title svg:x="4.582cm" svg:y="7.094cm" chart:style-name="ch6">
              <text:p>Tamanho da matriz</text:p>
            </chart:title>
            <chart:categories table:cell-range-address="'exer1 - c++'.A2:'exer1 - c++'.A8"/>
          </chart:axis>
          <chart:axis chart:dimension="y" chart:name="primary-y" chart:style-name="ch5">
            <chart:title svg:x="0.451cm" svg:y="6.668cm" chart:style-name="ch7">
              <text:p>Tempo de processamento (s)</text:p>
            </chart:title>
            <chart:grid chart:style-name="ch8" chart:class="major"/>
          </chart:axis>
          <chart:series chart:style-name="ch9" chart:values-cell-range-address="'exer1 - c++'.B2:'exer1 - c++'.B8" chart:label-cell-address="'exer1 - c++'.B1:'exer1 - c++'.B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'exer1 - c++'.B1:'exer1 - c++'.B1</svg:desc>
                </draw:g>
              </table:table-cell>
            </table:table-row>
          </table:table-header-rows>
          <table:table-rows>
            <table:table-row>
              <table:table-cell office:value-type="float" office:value="600">
                <text:p>600</text:p>
                <draw:g>
                  <svg:desc>'exer1 - c++'.A2:'exer1 - c++'.A8</svg:desc>
                </draw:g>
              </table:table-cell>
              <table:table-cell office:value-type="float" office:value="0.24477">
                <text:p>0.24477</text:p>
                <draw:g>
                  <svg:desc>'exer1 - c++'.B2:'exer1 - c++'.B8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64234">
                <text:p>1.64234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4.74684">
                <text:p>4.74684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22.386">
                <text:p>22.386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48.3412">
                <text:p>48.3412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86.2234">
                <text:p>86.2234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43.751">
                <text:p>143.7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0">
      <number:scientific-number number:decimal-places="2" loext:min-decimal-places="2" number:min-integer-digits="1" number:min-exponent-digits="2" loext:exponent-interval="3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chart:solid-type="cuboi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493cm" svg:height="8.42cm" xlink:href=".." xlink:type="simple" chart:class="chart:line" chart:style-name="ch1">
        <chart:title svg:x="0.048cm" svg:y="0.304cm" chart:style-name="ch2">
          <text:p>Evolução de "data cache misses" em função do tamanho da matriz</text:p>
        </chart:title>
        <chart:subtitle svg:x="5.419cm" svg:y="1.251cm" chart:style-name="ch3">
          <text:p>Cache L1 e L2</text:p>
        </chart:subtitle>
        <chart:legend chart:legend-position="end" svg:x="11.779cm" svg:y="3.662cm" style:legend-expansion="high" chart:style-name="ch4"/>
        <chart:plot-area chart:style-name="ch5" table:cell-range-address="'exer1 - c++'.A2:'exer1 - c++'.A8 'exer1 - c++'.C1:'exer1 - c++'.D8" chart:data-source-has-labels="both" svg:x="1.28cm" svg:y="2.102cm" svg:width="10.23cm" svg:height="5.169cm">
          <chartooo:coordinate-region svg:x="3.198cm" svg:y="2.301cm" svg:width="7.755cm" svg:height="4.323cm"/>
          <chart:axis chart:dimension="x" chart:name="primary-x" chart:style-name="ch6" chartooo:axis-type="auto">
            <chartooo:date-scale/>
            <chart:title svg:x="5.174cm" svg:y="7.439cm" chart:style-name="ch7">
              <text:p>Tamanho matriz</text:p>
            </chart:title>
            <chart:categories table:cell-range-address="'exer1 - c++'.A2:'exer1 - c++'.A8"/>
          </chart:axis>
          <chart:axis chart:dimension="y" chart:name="primary-y" chart:style-name="ch8">
            <chart:title svg:x="0.451cm" svg:y="6.106cm" chart:style-name="ch9">
              <text:p>Data cache misses</text:p>
            </chart:title>
            <chart:grid chart:style-name="ch10" chart:class="major"/>
          </chart:axis>
          <chart:series chart:style-name="ch11" chart:values-cell-range-address="'exer1 - c++'.C2:'exer1 - c++'.C8" chart:label-cell-address="'exer1 - c++'.C1:'exer1 - c++'.C1" chart:class="chart:line">
            <chart:data-point chart:repeated="7"/>
          </chart:series>
          <chart:series chart:style-name="ch12" chart:values-cell-range-address="'exer1 - c++'.D2:'exer1 - c++'.D8" chart:label-cell-address="'exer1 - c++'.D1:'exer1 - c++'.D1" chart:class="chart:line">
            <chart:data-point chart:repeated="5"/>
            <chart:data-point chart:style-name="ch13"/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1</text:p>
                <draw:g>
                  <svg:desc>'exer1 - c++'.C1:'exer1 - c++'.C1</svg:desc>
                </draw:g>
              </table:table-cell>
              <table:table-cell office:value-type="string">
                <text:p>L2</text:p>
                <draw:g>
                  <svg:desc>'exer1 - c++'.D1:'exer1 - c++'.D1</svg:desc>
                </draw:g>
              </table:table-cell>
            </table:table-row>
          </table:table-header-rows>
          <table:table-rows>
            <table:table-row>
              <table:table-cell office:value-type="float" office:value="600">
                <text:p>600</text:p>
                <draw:g>
                  <svg:desc>'exer1 - c++'.A2:'exer1 - c++'.A8</svg:desc>
                </draw:g>
              </table:table-cell>
              <table:table-cell office:value-type="float" office:value="244806664">
                <text:p>244806664</text:p>
                <draw:g>
                  <svg:desc>'exer1 - c++'.C2:'exer1 - c++'.C8</svg:desc>
                </draw:g>
              </table:table-cell>
              <table:table-cell office:value-type="float" office:value="42692166">
                <text:p>42692166</text:p>
                <draw:g>
                  <svg:desc>'exer1 - c++'.D2:'exer1 - c++'.D8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224650781">
                <text:p>1224650781</text:p>
              </table:table-cell>
              <table:table-cell office:value-type="float" office:value="256217363">
                <text:p>256217363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3520341095">
                <text:p>3520341095</text:p>
              </table:table-cell>
              <table:table-cell office:value-type="float" office:value="1700444516">
                <text:p>1700444516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9059253458">
                <text:p>9059253458</text:p>
              </table:table-cell>
              <table:table-cell office:value-type="float" office:value="8873232145">
                <text:p>8873232145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17644124045">
                <text:p>17644124045</text:p>
              </table:table-cell>
              <table:table-cell office:value-type="float" office:value="25375241449">
                <text:p>25375241449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30912266518">
                <text:p>30912266518</text:p>
              </table:table-cell>
              <table:table-cell office:value-type="float" office:value="52844144647">
                <text:p>52844144647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50317568625">
                <text:p>50317568625</text:p>
              </table:table-cell>
              <table:table-cell office:value-type="float" office:value="97470458573">
                <text:p>974704585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2.386cm" svg:y="0.316cm" chart:style-name="ch2">
          <text:p>Algoritmo de multiplicação linha por linha - C++ vs Java</text:p>
        </chart:title>
        <chart:subtitle svg:x="5.323cm" svg:y="1.275cm" chart:style-name="ch3">
          <text:p>Tempo em função do tamanho</text:p>
        </chart:subtitle>
        <chart:legend chart:legend-position="end" svg:x="13.913cm" svg:y="3.955cm" style:legend-expansion="high" chart:style-name="ch4"/>
        <chart:plot-area chart:style-name="ch5" table:cell-range-address="'exerc2.1 - c++'.B3:'exerc2.1 - c++'.C9 'exerc2.1 - c++'.A3:'exerc2.1 - c++'.A3 'exerc2.1 - c++'.A11:'exerc2.1 - c++'.A11 'exerc2.1 - c++'.C11:'exerc2.1 - c++'.C17" chart:data-source-has-labels="both" svg:x="1.33cm" svg:y="2.138cm" svg:width="12.264cm" svg:height="5.707cm">
          <chartooo:coordinate-region svg:x="1.951cm" svg:y="2.338cm" svg:width="11.271cm" svg:height="4.86cm"/>
          <chart:axis chart:dimension="x" chart:name="primary-x" chart:style-name="ch6" chartooo:axis-type="auto">
            <chartooo:date-scale/>
            <chart:title svg:x="6.016cm" svg:y="8.025cm" chart:style-name="ch7">
              <text:p>Tamanho da matriz</text:p>
            </chart:title>
            <chart:categories table:cell-range-address="'exerc2.1 - c++'.B3:'exerc2.1 - c++'.B9"/>
          </chart:axis>
          <chart:axis chart:dimension="y" chart:name="primary-y" chart:style-name="ch6">
            <chart:title svg:x="0.451cm" svg:y="6.927cm" chart:style-name="ch8">
              <text:p>Tempo de processamento</text:p>
            </chart:title>
            <chart:grid chart:style-name="ch9" chart:class="major"/>
          </chart:axis>
          <chart:series chart:style-name="ch10" chart:values-cell-range-address="'exerc2.1 - c++'.C3:'exerc2.1 - c++'.C9" chart:label-cell-address="'exerc2.1 - c++'.A3:'exerc2.1 - c++'.A3" chart:class="chart:line">
            <chart:data-point chart:repeated="7"/>
          </chart:series>
          <chart:series chart:style-name="ch11" chart:values-cell-range-address="'exerc2.1 - c++'.C11:'exerc2.1 - c++'.C17" chart:label-cell-address="'exerc2.1 - c++'.A11:'exerc2.1 - c++'.A11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++</text:p>
                <draw:g>
                  <svg:desc>'exerc2.1 - c++'.A3:'exerc2.1 - c++'.A3</svg:desc>
                </draw:g>
              </table:table-cell>
              <table:table-cell office:value-type="string">
                <text:p>Java</text:p>
                <draw:g>
                  <svg:desc>'exerc2.1 - c++'.A11:'exerc2.1 - c++'.A11</svg:desc>
                </draw:g>
              </table:table-cell>
            </table:table-row>
          </table:table-header-rows>
          <table:table-rows>
            <table:table-row>
              <table:table-cell office:value-type="float" office:value="600">
                <text:p>600</text:p>
                <draw:g>
                  <svg:desc>'exerc2.1 - c++'.B3:'exerc2.1 - c++'.B9</svg:desc>
                </draw:g>
              </table:table-cell>
              <table:table-cell office:value-type="float" office:value="0.118653">
                <text:p>0.118653</text:p>
                <draw:g>
                  <svg:desc>'exerc2.1 - c++'.C3:'exerc2.1 - c++'.C9</svg:desc>
                </draw:g>
              </table:table-cell>
              <table:table-cell office:value-type="float" office:value="0.162">
                <text:p>0.162</text:p>
                <draw:g>
                  <svg:desc>'exerc2.1 - c++'.C11:'exerc2.1 - c++'.C17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645767">
                <text:p>0.645767</text:p>
              </table:table-cell>
              <table:table-cell office:value-type="float" office:value="0.886">
                <text:p>0.886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.81505">
                <text:p>1.81505</text:p>
              </table:table-cell>
              <table:table-cell office:value-type="float" office:value="2.331">
                <text:p>2.331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3.88589">
                <text:p>3.88589</text:p>
              </table:table-cell>
              <table:table-cell office:value-type="float" office:value="6.987">
                <text:p>6.987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7.23302">
                <text:p>7.23302</text:p>
              </table:table-cell>
              <table:table-cell office:value-type="float" office:value="12.716">
                <text:p>12.716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12.2297">
                <text:p>12.2297</text:p>
              </table:table-cell>
              <table:table-cell office:value-type="float" office:value="20.915">
                <text:p>20.91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8.7943">
                <text:p>18.7943</text:p>
              </table:table-cell>
              <table:table-cell office:value-type="float" office:value="32.138">
                <text:p>32.1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769cm" svg:height="9.112cm" xlink:href=".." xlink:type="simple" chart:class="chart:line" chart:style-name="ch1">
        <chart:title svg:x="2.287cm" svg:y="0.318cm" chart:style-name="ch2">
          <text:p>Algoritmo de multiplicação standard - C++ vs Java</text:p>
        </chart:title>
        <chart:subtitle svg:x="4.708cm" svg:y="1.279cm" chart:style-name="ch3">
          <text:p>Tempo em função do tamanho</text:p>
        </chart:subtitle>
        <chart:legend chart:legend-position="end" svg:x="12.684cm" svg:y="4.008cm" style:legend-expansion="high" chart:style-name="ch4"/>
        <chart:plot-area chart:style-name="ch5" table:cell-range-address="'exer1 - c++'.M2:'exer1 - c++'.N8 'exer1 - c++'.K2:'exer1 - c++'.K3 'exer1 - c++'.B2:'exer1 - c++'.B8" chart:data-source-has-labels="both" svg:x="1.306cm" svg:y="2.144cm" svg:width="11.083cm" svg:height="5.805cm">
          <chartooo:coordinate-region svg:x="1.927cm" svg:y="2.343cm" svg:width="9.904cm" svg:height="4.959cm"/>
          <chart:axis chart:dimension="x" chart:name="primary-x" chart:style-name="ch6" chartooo:axis-type="auto">
            <chartooo:date-scale/>
            <chart:title svg:x="5.401cm" svg:y="8.131cm" chart:style-name="ch7">
              <text:p>Tamanho da matriz</text:p>
            </chart:title>
            <chart:categories table:cell-range-address="'exer1 - c++'.M2:'exer1 - c++'.M8"/>
          </chart:axis>
          <chart:axis chart:dimension="y" chart:name="primary-y" chart:style-name="ch6">
            <chart:title svg:x="0.451cm" svg:y="6.942cm" chart:style-name="ch8">
              <text:p>Tempode processamento</text:p>
            </chart:title>
            <chart:grid chart:style-name="ch9" chart:class="major"/>
          </chart:axis>
          <chart:series chart:style-name="ch10" chart:values-cell-range-address="'exer1 - c++'.B2:'exer1 - c++'.B8" chart:label-cell-address="'exer1 - c++'.K2:'exer1 - c++'.K2" chart:class="chart:line">
            <chart:data-point chart:repeated="7"/>
          </chart:series>
          <chart:series chart:style-name="ch11" chart:values-cell-range-address="'exer1 - c++'.N2:'exer1 - c++'.N8" chart:label-cell-address="'exer1 - c++'.K3:'exer1 - c++'.K3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++</text:p>
                <draw:g>
                  <svg:desc>'exer1 - c++'.K2:'exer1 - c++'.K2</svg:desc>
                </draw:g>
              </table:table-cell>
              <table:table-cell office:value-type="string">
                <text:p>Java</text:p>
                <draw:g>
                  <svg:desc>'exer1 - c++'.K3:'exer1 - c++'.K3</svg:desc>
                </draw:g>
              </table:table-cell>
            </table:table-row>
          </table:table-header-rows>
          <table:table-rows>
            <table:table-row>
              <table:table-cell office:value-type="float" office:value="600">
                <text:p>600</text:p>
                <draw:g>
                  <svg:desc>'exer1 - c++'.M2:'exer1 - c++'.M8</svg:desc>
                </draw:g>
              </table:table-cell>
              <table:table-cell office:value-type="float" office:value="0.24477">
                <text:p>0.24477</text:p>
                <draw:g>
                  <svg:desc>'exer1 - c++'.B2:'exer1 - c++'.B8</svg:desc>
                </draw:g>
              </table:table-cell>
              <table:table-cell office:value-type="float" office:value="0.261">
                <text:p>0.261</text:p>
                <draw:g>
                  <svg:desc>'exer1 - c++'.N2:'exer1 - c++'.N8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64234">
                <text:p>1.64234</text:p>
              </table:table-cell>
              <table:table-cell office:value-type="float" office:value="2.179">
                <text:p>2.179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4.74684">
                <text:p>4.74684</text:p>
              </table:table-cell>
              <table:table-cell office:value-type="float" office:value="5.568">
                <text:p>5.568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22.386">
                <text:p>22.386</text:p>
              </table:table-cell>
              <table:table-cell office:value-type="float" office:value="23.187">
                <text:p>23.187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48.3412">
                <text:p>48.3412</text:p>
              </table:table-cell>
              <table:table-cell office:value-type="float" office:value="48.726">
                <text:p>48.726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86.2234">
                <text:p>86.2234</text:p>
              </table:table-cell>
              <table:table-cell office:value-type="float" office:value="86.293">
                <text:p>86.293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43.751">
                <text:p>143.751</text:p>
              </table:table-cell>
              <table:table-cell office:value-type="float" office:value="140.909">
                <text:p>140.90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935cm" svg:y="0.316cm" chart:style-name="ch2">
          <text:p>Tempo em função do tamanho da matriz</text:p>
        </chart:title>
        <chart:subtitle svg:x="4.57cm" svg:y="1.275cm" chart:style-name="ch3">
          <text:p>Algoritmo multiplicação por linha  - C++</text:p>
        </chart:subtitle>
        <chart:legend chart:legend-position="end" svg:x="13.889cm" svg:y="4.201cm" style:legend-expansion="high" chart:style-name="ch4"/>
        <chart:plot-area chart:style-name="ch5" table:cell-range-address="'exerc2_2 - c++'.A1:'exerc2_2 - c++'.B5" chart:data-source-has-labels="both" svg:x="1.331cm" svg:y="2.138cm" svg:width="12.238cm" svg:height="5.701cm">
          <chartooo:coordinate-region svg:x="2.138cm" svg:y="2.337cm" svg:width="10.966cm" svg:height="4.855cm"/>
          <chart:axis chart:dimension="x" chart:name="primary-x" chart:style-name="ch6" chartooo:axis-type="auto">
            <chartooo:date-scale/>
            <chart:title svg:x="6.004cm" svg:y="8.019cm" chart:style-name="ch7">
              <text:p>Tamanho da matriz</text:p>
            </chart:title>
            <chart:categories table:cell-range-address="'exerc2_2 - c++'.A2:'exerc2_2 - c++'.A5"/>
          </chart:axis>
          <chart:axis chart:dimension="y" chart:name="primary-y" chart:style-name="ch6">
            <chart:title svg:x="0.451cm" svg:y="6.924cm" chart:style-name="ch8">
              <text:p>Tempo de processamento</text:p>
            </chart:title>
            <chart:grid chart:style-name="ch9" chart:class="major"/>
          </chart:axis>
          <chart:series chart:style-name="ch10" chart:values-cell-range-address="'exerc2_2 - c++'.B2:'exerc2_2 - c++'.B5" chart:label-cell-address="'exerc2_2 - c++'.B1:'exerc2_2 - c++'.B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'exerc2_2 - c++'.B1:'exerc2_2 - c++'.B1</svg:desc>
                </draw:g>
              </table:table-cell>
            </table:table-row>
          </table:table-header-rows>
          <table:table-rows>
            <table:table-row>
              <table:table-cell office:value-type="float" office:value="4096">
                <text:p>4096</text:p>
                <draw:g>
                  <svg:desc>'exerc2_2 - c++'.A2:'exerc2_2 - c++'.A5</svg:desc>
                </draw:g>
              </table:table-cell>
              <table:table-cell office:value-type="float" office:value="48.592">
                <text:p>48.592</text:p>
                <draw:g>
                  <svg:desc>'exerc2_2 - c++'.B2:'exerc2_2 - c++'.B5</svg:desc>
                </draw:g>
              </table:table-cell>
            </table:table-row>
            <table:table-row>
              <table:table-cell office:value-type="float" office:value="6144">
                <text:p>6144</text:p>
              </table:table-cell>
              <table:table-cell office:value-type="float" office:value="164.263">
                <text:p>164.263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391.563">
                <text:p>391.563</text:p>
              </table:table-cell>
            </table:table-row>
            <table:table-row>
              <table:table-cell office:value-type="float" office:value="10240">
                <text:p>10240</text:p>
              </table:table-cell>
              <table:table-cell office:value-type="float" office:value="765.795">
                <text:p>765.79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0">
      <number:scientific-number number:decimal-places="2" loext:min-decimal-places="2" number:min-integer-digits="1" number:min-exponent-digits="2" loext:exponent-interval="3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2.478cm" svg:y="0.294cm" chart:style-name="ch2">
          <text:p>"Data Cache Misses" em função do tamanho da matriz</text:p>
        </chart:title>
        <chart:subtitle svg:x="4.026cm" svg:y="1.275cm" chart:style-name="ch3">
          <text:p>Algoritmo Multiplicação Linha por LInha - C++</text:p>
        </chart:subtitle>
        <chart:legend chart:legend-position="end" svg:x="14.284cm" svg:y="3.955cm" style:legend-expansion="high" chart:style-name="ch4"/>
        <chart:plot-area chart:style-name="ch5" table:cell-range-address="'exerc2_2 - c++'.A2:'exerc2_2 - c++'.A5 'exerc2_2 - c++'.C1:'exerc2_2 - c++'.D5" chart:data-source-has-labels="both" svg:x="1.33cm" svg:y="2.138cm" svg:width="12.635cm" svg:height="5.707cm">
          <chartooo:coordinate-region svg:x="3.433cm" svg:y="2.337cm" svg:width="10.067cm" svg:height="4.861cm"/>
          <chart:axis chart:dimension="x" chart:name="primary-x" chart:style-name="ch6" chartooo:axis-type="auto">
            <chartooo:date-scale/>
            <chart:title svg:x="6.201cm" svg:y="8.025cm" chart:style-name="ch7">
              <text:p>Tamanho da matriz</text:p>
            </chart:title>
            <chart:categories table:cell-range-address="'exerc2_2 - c++'.A2:'exerc2_2 - c++'.A5"/>
          </chart:axis>
          <chart:axis chart:dimension="y" chart:name="primary-y" chart:style-name="ch8">
            <chart:title svg:x="0.451cm" svg:y="6.556cm" chart:style-name="ch9">
              <text:p>"Data Cache Misses"</text:p>
            </chart:title>
            <chart:grid chart:style-name="ch10" chart:class="major"/>
          </chart:axis>
          <chart:series chart:style-name="ch11" chart:values-cell-range-address="'exerc2_2 - c++'.C2:'exerc2_2 - c++'.C5" chart:label-cell-address="'exerc2_2 - c++'.C1:'exerc2_2 - c++'.C1" chart:class="chart:line">
            <chart:data-point chart:repeated="4"/>
          </chart:series>
          <chart:series chart:style-name="ch12" chart:values-cell-range-address="'exerc2_2 - c++'.D2:'exerc2_2 - c++'.D5" chart:label-cell-address="'exerc2_2 - c++'.D1:'exerc2_2 - c++'.D1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1</text:p>
                <draw:g>
                  <svg:desc>'exerc2_2 - c++'.C1:'exerc2_2 - c++'.C1</svg:desc>
                </draw:g>
              </table:table-cell>
              <table:table-cell office:value-type="string">
                <text:p>L2</text:p>
                <draw:g>
                  <svg:desc>'exerc2_2 - c++'.D1:'exerc2_2 - c++'.D1</svg:desc>
                </draw:g>
              </table:table-cell>
            </table:table-row>
          </table:table-header-rows>
          <table:table-rows>
            <table:table-row>
              <table:table-cell office:value-type="float" office:value="4096">
                <text:p>4096</text:p>
                <draw:g>
                  <svg:desc>'exerc2_2 - c++'.A2:'exerc2_2 - c++'.A5</svg:desc>
                </draw:g>
              </table:table-cell>
              <table:table-cell office:value-type="float" office:value="17706558510">
                <text:p>17706558510</text:p>
                <draw:g>
                  <svg:desc>'exerc2_2 - c++'.C2:'exerc2_2 - c++'.C5</svg:desc>
                </draw:g>
              </table:table-cell>
              <table:table-cell office:value-type="float" office:value="17334730364">
                <text:p>17334730364</text:p>
                <draw:g>
                  <svg:desc>'exerc2_2 - c++'.D2:'exerc2_2 - c++'.D5</svg:desc>
                </draw:g>
              </table:table-cell>
            </table:table-row>
            <table:table-row>
              <table:table-cell office:value-type="float" office:value="6144">
                <text:p>6144</text:p>
              </table:table-cell>
              <table:table-cell office:value-type="float" office:value="59730941193">
                <text:p>59730941193</text:p>
              </table:table-cell>
              <table:table-cell office:value-type="float" office:value="58586319984">
                <text:p>58586319984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141493834397">
                <text:p>141493834397</text:p>
              </table:table-cell>
              <table:table-cell office:value-type="float" office:value="141056388335">
                <text:p>141056388335</text:p>
              </table:table-cell>
            </table:table-row>
            <table:table-row>
              <table:table-cell office:value-type="float" office:value="10240">
                <text:p>10240</text:p>
              </table:table-cell>
              <table:table-cell office:value-type="float" office:value="276062704903">
                <text:p>276062704903</text:p>
              </table:table-cell>
              <table:table-cell office:value-type="float" office:value="296076335537">
                <text:p>29607633553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